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6.51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115.91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huongtrinhhoc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4pt" fo:font-style="normal" fo:text-shadow="none" style:text-underline-style="none" fo:font-weight="normal" style:font-size-asian="14pt" style:font-style-asian="normal" style:font-weight-asian="normal" style:font-name-complex="&quot;Times New Roman&quot;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4pt" fo:font-style="normal" fo:text-shadow="none" style:text-underline-style="none" fo:font-weight="normal" style:font-size-asian="14pt" style:font-style-asian="normal" style:font-weight-asian="normal" style:font-name-complex="&quot;Times New Roman&quot;" style:font-size-complex="14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uongtrinhho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MaKhoaHoc</text:p>
          </table:table-cell>
          <table:table-cell table:style-name="ce1" office:value-type="string" calcext:value-type="string">
            <text:p>MaHocPhan</text:p>
          </table:table-cell>
          <table:table-cell table:style-name="ce4" office:value-type="string" calcext:value-type="string">
            <text:p>MaChuyenNgan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2" office:value-type="float" office:value="1130045" calcext:value-type="float">
            <text:p>1130045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90061" calcext:value-type="float">
            <text:p>1090061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10245" calcext:value-type="float">
            <text:p>1010245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10038" calcext:value-type="float">
            <text:p>1010038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074" calcext:value-type="float">
            <text:p>1050074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08" calcext:value-type="float">
            <text:p>1050108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24" calcext:value-type="float">
            <text:p>1050124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120001" calcext:value-type="float">
            <text:p>1120001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130046" calcext:value-type="float">
            <text:p>1130046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90166" calcext:value-type="float">
            <text:p>1090166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075" calcext:value-type="float">
            <text:p>1050075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10034" calcext:value-type="float">
            <text:p>1010034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33" calcext:value-type="float">
            <text:p>1050133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016" calcext:value-type="float">
            <text:p>1050016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120002" calcext:value-type="float">
            <text:p>1120002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120095" calcext:value-type="float">
            <text:p>1120095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120096" calcext:value-type="float">
            <text:p>1120096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120097" calcext:value-type="float">
            <text:p>1120097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130091" calcext:value-type="float">
            <text:p>1130091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130049" calcext:value-type="float">
            <text:p>1130049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10126" calcext:value-type="float">
            <text:p>1010126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043" calcext:value-type="float">
            <text:p>1050043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024" calcext:value-type="float">
            <text:p>1050024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21" calcext:value-type="float">
            <text:p>1050121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34" calcext:value-type="float">
            <text:p>1050134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120003" calcext:value-type="float">
            <text:p>1120003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130013" calcext:value-type="float">
            <text:p>1130013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040" calcext:value-type="float">
            <text:p>1050040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051" calcext:value-type="float">
            <text:p>1050051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35" calcext:value-type="float">
            <text:p>1050135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096" calcext:value-type="float">
            <text:p>1050096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064" calcext:value-type="float">
            <text:p>1050064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085" calcext:value-type="float">
            <text:p>1050085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37" calcext:value-type="float">
            <text:p>1050137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120004" calcext:value-type="float">
            <text:p>1120004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021" calcext:value-type="float">
            <text:p>1050021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058" calcext:value-type="float">
            <text:p>1050058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049" calcext:value-type="float">
            <text:p>1050049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041" calcext:value-type="float">
            <text:p>1050041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029" calcext:value-type="float">
            <text:p>1050029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13" calcext:value-type="float">
            <text:p>1050113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12" calcext:value-type="float">
            <text:p>1050112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036" calcext:value-type="float">
            <text:p>1050036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28" calcext:value-type="float">
            <text:p>1050128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037" calcext:value-type="float">
            <text:p>1050037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39" calcext:value-type="float">
            <text:p>1050139</text:p>
          </table:table-cell>
          <table:table-cell table:style-name="ce4" office:value-type="string" calcext:value-type="string">
            <text:p>KHM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034" calcext:value-type="float">
            <text:p>1050034</text:p>
          </table:table-cell>
          <table:table-cell table:style-name="ce4" office:value-type="string" calcext:value-type="string">
            <text:p>KHM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41" calcext:value-type="float">
            <text:p>1050141</text:p>
          </table:table-cell>
          <table:table-cell table:style-name="ce4" office:value-type="string" calcext:value-type="string">
            <text:p>HT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42" calcext:value-type="float">
            <text:p>1050142</text:p>
          </table:table-cell>
          <table:table-cell table:style-name="ce4" office:value-type="string" calcext:value-type="string">
            <text:p>HT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53" calcext:value-type="float">
            <text:p>1050153</text:p>
          </table:table-cell>
          <table:table-cell table:style-name="ce4" office:value-type="string" calcext:value-type="string">
            <text:p>CNP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54" calcext:value-type="float">
            <text:p>1050154</text:p>
          </table:table-cell>
          <table:table-cell table:style-name="ce4" office:value-type="string" calcext:value-type="string">
            <text:p>CNP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55" calcext:value-type="float">
            <text:p>1050155</text:p>
          </table:table-cell>
          <table:table-cell table:style-name="ce4" office:value-type="string" calcext:value-type="string">
            <text:p>CNP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69" calcext:value-type="float">
            <text:p>1050169</text:p>
          </table:table-cell>
          <table:table-cell table:style-name="ce4" office:value-type="string" calcext:value-type="string">
            <text:p>MM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70" calcext:value-type="float">
            <text:p>1050170</text:p>
          </table:table-cell>
          <table:table-cell table:style-name="ce4" office:value-type="string" calcext:value-type="string">
            <text:p>MM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71" calcext:value-type="float">
            <text:p>1050171</text:p>
          </table:table-cell>
          <table:table-cell table:style-name="ce4" office:value-type="string" calcext:value-type="string">
            <text:p>MM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56" calcext:value-type="float">
            <text:p>1050156</text:p>
          </table:table-cell>
          <table:table-cell table:style-name="ce4" office:value-type="string" calcext:value-type="string">
            <text:p>CNP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57" calcext:value-type="float">
            <text:p>1050157</text:p>
          </table:table-cell>
          <table:table-cell table:style-name="ce4" office:value-type="string" calcext:value-type="string">
            <text:p>CNP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58" calcext:value-type="float">
            <text:p>1050158</text:p>
          </table:table-cell>
          <table:table-cell table:style-name="ce4" office:value-type="string" calcext:value-type="string">
            <text:p>CNP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59" calcext:value-type="float">
            <text:p>1050159</text:p>
          </table:table-cell>
          <table:table-cell table:style-name="ce4" office:value-type="string" calcext:value-type="string">
            <text:p>CNP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60" calcext:value-type="float">
            <text:p>1050160</text:p>
          </table:table-cell>
          <table:table-cell table:style-name="ce4" office:value-type="string" calcext:value-type="string">
            <text:p>CNP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61" calcext:value-type="float">
            <text:p>1050161</text:p>
          </table:table-cell>
          <table:table-cell table:style-name="ce4" office:value-type="string" calcext:value-type="string">
            <text:p>CNP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62" calcext:value-type="float">
            <text:p>1050162</text:p>
          </table:table-cell>
          <table:table-cell table:style-name="ce4" office:value-type="string" calcext:value-type="string">
            <text:p>CNP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63" calcext:value-type="float">
            <text:p>1050163</text:p>
          </table:table-cell>
          <table:table-cell table:style-name="ce4" office:value-type="string" calcext:value-type="string">
            <text:p>CNP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64" calcext:value-type="float">
            <text:p>1050164</text:p>
          </table:table-cell>
          <table:table-cell table:style-name="ce4" office:value-type="string" calcext:value-type="string">
            <text:p>CNP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65" calcext:value-type="float">
            <text:p>1050165</text:p>
          </table:table-cell>
          <table:table-cell table:style-name="ce4" office:value-type="string" calcext:value-type="string">
            <text:p>CNP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66" calcext:value-type="float">
            <text:p>1050166</text:p>
          </table:table-cell>
          <table:table-cell table:style-name="ce4" office:value-type="string" calcext:value-type="string">
            <text:p>CNP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67" calcext:value-type="float">
            <text:p>1050167</text:p>
          </table:table-cell>
          <table:table-cell table:style-name="ce4" office:value-type="string" calcext:value-type="string">
            <text:p>CNP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68" calcext:value-type="float">
            <text:p>1050168</text:p>
          </table:table-cell>
          <table:table-cell table:style-name="ce4" office:value-type="string" calcext:value-type="string">
            <text:p>CNP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23" calcext:value-type="float">
            <text:p>1050123</text:p>
          </table:table-cell>
          <table:table-cell table:style-name="ce4" office:value-type="string" calcext:value-type="string">
            <text:p>KHM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015" calcext:value-type="float">
            <text:p>1050015</text:p>
          </table:table-cell>
          <table:table-cell table:style-name="ce4" office:value-type="string" calcext:value-type="string">
            <text:p>KHM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012" calcext:value-type="float">
            <text:p>1050012</text:p>
          </table:table-cell>
          <table:table-cell table:style-name="ce4" office:value-type="string" calcext:value-type="string">
            <text:p>KHM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40" calcext:value-type="float">
            <text:p>1050140</text:p>
          </table:table-cell>
          <table:table-cell table:style-name="ce4" office:value-type="string" calcext:value-type="string">
            <text:p>KHM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86" calcext:value-type="float">
            <text:p>1050186</text:p>
          </table:table-cell>
          <table:table-cell table:style-name="ce4" office:value-type="string" calcext:value-type="string">
            <text:p>KHM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87" calcext:value-type="float">
            <text:p>1050187</text:p>
          </table:table-cell>
          <table:table-cell table:style-name="ce4" office:value-type="string" calcext:value-type="string">
            <text:p>KHM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88" calcext:value-type="float">
            <text:p>1050188</text:p>
          </table:table-cell>
          <table:table-cell table:style-name="ce4" office:value-type="string" calcext:value-type="string">
            <text:p>KHM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89" calcext:value-type="float">
            <text:p>1050189</text:p>
          </table:table-cell>
          <table:table-cell table:style-name="ce4" office:value-type="string" calcext:value-type="string">
            <text:p>KHM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011" calcext:value-type="float">
            <text:p>1050011</text:p>
          </table:table-cell>
          <table:table-cell table:style-name="ce4" office:value-type="string" calcext:value-type="string">
            <text:p>HT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43" calcext:value-type="float">
            <text:p>1050143</text:p>
          </table:table-cell>
          <table:table-cell table:style-name="ce4" office:value-type="string" calcext:value-type="string">
            <text:p>HT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44" calcext:value-type="float">
            <text:p>1050144</text:p>
          </table:table-cell>
          <table:table-cell table:style-name="ce4" office:value-type="string" calcext:value-type="string">
            <text:p>HT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45" calcext:value-type="float">
            <text:p>1050145</text:p>
          </table:table-cell>
          <table:table-cell table:style-name="ce4" office:value-type="string" calcext:value-type="string">
            <text:p>HT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46" calcext:value-type="float">
            <text:p>1050146</text:p>
          </table:table-cell>
          <table:table-cell table:style-name="ce4" office:value-type="string" calcext:value-type="string">
            <text:p>HT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47" calcext:value-type="float">
            <text:p>1050147</text:p>
          </table:table-cell>
          <table:table-cell table:style-name="ce4" office:value-type="string" calcext:value-type="string">
            <text:p>HT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48" calcext:value-type="float">
            <text:p>1050148</text:p>
          </table:table-cell>
          <table:table-cell table:style-name="ce4" office:value-type="string" calcext:value-type="string">
            <text:p>HT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49" calcext:value-type="float">
            <text:p>1050149</text:p>
          </table:table-cell>
          <table:table-cell table:style-name="ce4" office:value-type="string" calcext:value-type="string">
            <text:p>HT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50" calcext:value-type="float">
            <text:p>1050150</text:p>
          </table:table-cell>
          <table:table-cell table:style-name="ce4" office:value-type="string" calcext:value-type="string">
            <text:p>HT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51" calcext:value-type="float">
            <text:p>1050151</text:p>
          </table:table-cell>
          <table:table-cell table:style-name="ce4" office:value-type="string" calcext:value-type="string">
            <text:p>HT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52" calcext:value-type="float">
            <text:p>1050152</text:p>
          </table:table-cell>
          <table:table-cell table:style-name="ce4" office:value-type="string" calcext:value-type="string">
            <text:p>HT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90" calcext:value-type="float">
            <text:p>1050190</text:p>
          </table:table-cell>
          <table:table-cell table:style-name="ce4" office:value-type="string" calcext:value-type="string">
            <text:p>HT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72" calcext:value-type="float">
            <text:p>1050172</text:p>
          </table:table-cell>
          <table:table-cell table:style-name="ce4" office:value-type="string" calcext:value-type="string">
            <text:p>MM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73" calcext:value-type="float">
            <text:p>1050173</text:p>
          </table:table-cell>
          <table:table-cell table:style-name="ce4" office:value-type="string" calcext:value-type="string">
            <text:p>MM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74" calcext:value-type="float">
            <text:p>1050174</text:p>
          </table:table-cell>
          <table:table-cell table:style-name="ce4" office:value-type="string" calcext:value-type="string">
            <text:p>MM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75" calcext:value-type="float">
            <text:p>1050175</text:p>
          </table:table-cell>
          <table:table-cell table:style-name="ce4" office:value-type="string" calcext:value-type="string">
            <text:p>MM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76" calcext:value-type="float">
            <text:p>1050176</text:p>
          </table:table-cell>
          <table:table-cell table:style-name="ce4" office:value-type="string" calcext:value-type="string">
            <text:p>MM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77" calcext:value-type="float">
            <text:p>1050177</text:p>
          </table:table-cell>
          <table:table-cell table:style-name="ce4" office:value-type="string" calcext:value-type="string">
            <text:p>MM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78" calcext:value-type="float">
            <text:p>1050178</text:p>
          </table:table-cell>
          <table:table-cell table:style-name="ce4" office:value-type="string" calcext:value-type="string">
            <text:p>MM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79" calcext:value-type="float">
            <text:p>1050179</text:p>
          </table:table-cell>
          <table:table-cell table:style-name="ce4" office:value-type="string" calcext:value-type="string">
            <text:p>MM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38" calcext:value-type="float">
            <text:p>1050138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02" calcext:value-type="float">
            <text:p>1050102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15" calcext:value-type="float">
            <text:p>1050115</text:p>
          </table:table-cell>
          <table:table-cell table:style-name="ce4" office:value-type="string" calcext:value-type="string">
            <text:p>CN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80" calcext:value-type="float">
            <text:p>1050180</text:p>
          </table:table-cell>
          <table:table-cell table:style-name="ce4" office:value-type="string" calcext:value-type="string">
            <text:p>KHM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011" calcext:value-type="float">
            <text:p>1050011</text:p>
          </table:table-cell>
          <table:table-cell table:style-name="ce4" office:value-type="string" calcext:value-type="string">
            <text:p>KHM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050" calcext:value-type="float">
            <text:p>1050050</text:p>
          </table:table-cell>
          <table:table-cell table:style-name="ce4" office:value-type="string" calcext:value-type="string">
            <text:p>HT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81" calcext:value-type="float">
            <text:p>1050181</text:p>
          </table:table-cell>
          <table:table-cell table:style-name="ce4" office:value-type="string" calcext:value-type="string">
            <text:p>HT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82" calcext:value-type="float">
            <text:p>1050182</text:p>
          </table:table-cell>
          <table:table-cell table:style-name="ce4" office:value-type="string" calcext:value-type="string">
            <text:p>CNP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83" calcext:value-type="float">
            <text:p>1050183</text:p>
          </table:table-cell>
          <table:table-cell table:style-name="ce4" office:value-type="string" calcext:value-type="string">
            <text:p>CNP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84" calcext:value-type="float">
            <text:p>1050184</text:p>
          </table:table-cell>
          <table:table-cell table:style-name="ce4" office:value-type="string" calcext:value-type="string">
            <text:p>MM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3" office:value-type="float" office:value="1050185" calcext:value-type="float">
            <text:p>1050185</text:p>
          </table:table-cell>
          <table:table-cell table:style-name="ce4" office:value-type="string" calcext:value-type="string">
            <text:p>MMT</text:p>
          </table:table-cell>
          <table:table-cell table:number-columns-repeated="1021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uongtrinhhoc" style:display-name="PageStyle_chuongtrinhho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4" meta:object-count="0"/>
    <meta:generator>LibreOfficeDev/6.0.5.2$Linux_X86_64 LibreOffice_project/</meta:generator>
  </office:meta>
</office:document-meta>
</file>